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9000003693DE1E58A58C4B20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3333" draw:textarea-vertical-align="middle"/>
      <style:paragraph-properties style:writing-mode="lr-tb"/>
    </style:style>
    <style:style style:name="gr4" style:family="graphic" style:parent-style-name="standard">
      <style:graphic-properties draw:stroke="dash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2.13cm" fo:min-width="7.342cm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0.306cm" fo:min-width="7.54cm" fo:padding-top="0.15cm" fo:padding-bottom="0.15cm" fo:padding-left="0.275cm" fo:padding-right="0.275cm"/>
    </style:style>
    <style:style style:name="gr6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1.604cm" fo:min-width="3.075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3333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="solid" draw:fill-color="#ff3333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T1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loext:opacity="100%" fo:font-size="11pt" style:font-size-asian="11pt" style:font-size-complex="11pt"/>
    </style:style>
    <style:style style:name="T3" style:family="text">
      <style:text-properties fo:color="#ffffff" loext:opacity="100%"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0.499cm" svg:height="21.62cm" svg:x="0.152cm" svg:y="0.071cm">
            <draw:image xlink:href="Pictures/1000000000000339000003693DE1E58A58C4B20D.jpg" xlink:type="simple" xlink:show="embed" xlink:actuate="onLoad" draw:mime-type="image/jpeg">
              <text:p/>
            </draw:image>
          </draw:frame>
          <draw:g>
            <draw:ellipse draw:style-name="gr2" draw:text-style-name="P1" draw:layer="layout" svg:width="2.87cm" svg:height="0.864cm" svg:x="3.864cm" svg:y="6.348cm">
              <text:p/>
            </draw:ellipse>
            <draw:ellipse draw:style-name="gr3" draw:text-style-name="P3" draw:layer="layout" svg:width="0.889cm" svg:height="0.812cm" svg:x="6.358cm" svg:y="6.406cm">
              <text:p text:style-name="P2"><text:span text:style-name="T1">1</text:span></text:p>
            </draw:ellipse>
          </draw:g>
          <draw:g>
            <draw:ellipse draw:style-name="gr2" draw:text-style-name="P1" draw:layer="layout" svg:width="2.87cm" svg:height="0.864cm" svg:x="3.962cm" svg:y="8.305cm">
              <text:p/>
            </draw:ellipse>
            <draw:ellipse draw:style-name="gr3" draw:text-style-name="P3" draw:layer="layout" svg:width="0.889cm" svg:height="0.812cm" svg:x="6.456cm" svg:y="8.363cm">
              <text:p text:style-name="P2"><text:span text:style-name="T1">2</text:span></text:p>
            </draw:ellipse>
          </draw:g>
          <draw:custom-shape draw:style-name="gr4" draw:text-style-name="P1" draw:layer="layout" svg:width="8.154cm" svg:height="2.692cm" svg:x="4.292cm" svg:y="10.21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8.154cm" svg:height="0.67cm" svg:x="4.292cm" svg:y="13.38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ellipse draw:style-name="gr2" draw:text-style-name="P1" draw:layer="layout" svg:width="9.491cm" svg:height="0.997cm" svg:x="5.723cm" svg:y="15.182cm">
              <text:p/>
            </draw:ellipse>
            <draw:ellipse draw:style-name="gr3" draw:text-style-name="P3" draw:layer="layout" svg:width="0.889cm" svg:height="0.812cm" svg:x="14.757cm" svg:y="15.24cm">
              <text:p text:style-name="P2"><text:span text:style-name="T1">4</text:span></text:p>
            </draw:ellipse>
          </draw:g>
          <draw:g>
            <draw:ellipse draw:style-name="gr2" draw:text-style-name="P1" draw:layer="layout" svg:width="2.87cm" svg:height="0.864cm" svg:x="8.966cm" svg:y="20.751cm">
              <text:p/>
            </draw:ellipse>
            <draw:ellipse draw:style-name="gr3" draw:text-style-name="P3" draw:layer="layout" svg:width="0.889cm" svg:height="0.812cm" svg:x="11.46cm" svg:y="20.809cm">
              <text:p text:style-name="P2"><text:span text:style-name="T1">7</text:span></text:p>
            </draw:ellipse>
          </draw:g>
          <draw:custom-shape draw:style-name="gr6" draw:text-style-name="P5" draw:layer="layout" svg:width="3.829cm" svg:height="2.108cm" svg:x="13.458cm" svg:y="11.844cm">
            <text:p text:style-name="P4"><text:span text:style-name="T2"><text:s/></text:span><text:span text:style-name="T2">Copy-paste the</text:span><text:span text:style-name="T2"><text:line-break/></text:span><text:span text:style-name="T2"> “</text:span><text:span text:style-name="T3">Image_details</text:span><text:span text:style-name="T2">”</text:span></text:p>
            <text:p text:style-name="P4"><text:span text:style-name="T2"><text:s/></text:span><text:span text:style-name="T2">And update the</text:span></text:p>
            <text:p text:style-name="P4"><text:span text:style-name="T2"><text:s/>“</text:span><text:span text:style-name="T2">comment”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1" draw:layer="layout" draw:type="curve" draw:line-skew="0.615cm" svg:x1="12.442cm" svg:y1="11.958cm" svg:x2="12.443cm" svg:y2="13.665cm" svg:d="M12442 11958c1713 0 1712 1707 1 1707" svg:viewBox="0 0 1286 1708">
            <text:p/>
          </draw:connector>
          <draw:ellipse draw:style-name="gr3" draw:text-style-name="P3" draw:layer="layout" svg:width="0.889cm" svg:height="0.812cm" svg:x="13.081cm" svg:y="12.455cm">
            <text:p text:style-name="P2"><text:span text:style-name="T1">3</text:span></text:p>
          </draw:ellipse>
          <draw:g>
            <draw:ellipse draw:style-name="gr2" draw:text-style-name="P1" draw:layer="layout" svg:width="9.934cm" svg:height="0.997cm" svg:x="5.712cm" svg:y="17.183cm">
              <text:p/>
            </draw:ellipse>
            <draw:ellipse draw:style-name="gr3" draw:text-style-name="P3" draw:layer="layout" svg:width="0.889cm" svg:height="0.812cm" svg:x="15.146cm" svg:y="17.241cm">
              <text:p text:style-name="P2"><text:span text:style-name="T1">5</text:span></text:p>
            </draw:ellipse>
          </draw:g>
          <draw:g>
            <draw:ellipse draw:style-name="gr2" draw:text-style-name="P1" draw:layer="layout" svg:width="9.491cm" svg:height="0.997cm" svg:x="5.712cm" svg:y="19.083cm">
              <text:p/>
            </draw:ellipse>
            <draw:ellipse draw:style-name="gr3" draw:text-style-name="P3" draw:layer="layout" svg:width="0.889cm" svg:height="0.812cm" svg:x="14.746cm" svg:y="19.141cm">
              <text:p text:style-name="P2"><text:span text:style-name="T1">6</text:span></text:p>
            </draw:ellips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visible" draw:shadow-offset-x="0.1cm" draw:shadow-offset-y="0.1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20T15:54:02.575000000</dc:date>
    <dc:creator>Francois Abel</dc:creator>
    <meta:generator>LibreOffice/7.2.5.2$Windows_X86_64 LibreOffice_project/499f9727c189e6ef3471021d6132d4c694f357e5</meta:generator>
    <meta:editing-duration>PT41M11S</meta:editing-duration>
    <meta:editing-cycles>15</meta:editing-cycles>
    <meta:document-statistic meta:object-count="25"/>
  </office:meta>
</office:document-meta>
</file>